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f1d1b" officeooo:paragraph-rsid="005f1d1b"/>
    </style:style>
    <style:style style:name="P2" style:family="paragraph" style:parent-style-name="Text_20_body">
      <style:text-properties officeooo:rsid="0063023b" officeooo:paragraph-rsid="0063023b"/>
    </style:style>
    <style:style style:name="P3" style:family="paragraph" style:parent-style-name="Text_20_body">
      <style:text-properties officeooo:rsid="0064ee7f" officeooo:paragraph-rsid="0064ee7f"/>
    </style:style>
    <style:style style:name="P4" style:family="paragraph" style:parent-style-name="Text_20_body">
      <style:text-properties officeooo:rsid="0067d201" officeooo:paragraph-rsid="0067d201"/>
    </style:style>
    <style:style style:name="P5" style:family="paragraph" style:parent-style-name="Text_20_body">
      <style:text-properties officeooo:rsid="0063023b" officeooo:paragraph-rsid="0063023b"/>
    </style:style>
    <style:style style:name="P6" style:family="paragraph" style:parent-style-name="Text_20_body">
      <style:text-properties officeooo:rsid="0063023b" officeooo:paragraph-rsid="0068d9ee"/>
    </style:style>
    <style:style style:name="P7" style:family="paragraph" style:parent-style-name="Text_20_body">
      <style:text-properties officeooo:rsid="0068d9ee" officeooo:paragraph-rsid="0068d9ee"/>
    </style:style>
    <style:style style:name="P8" style:family="paragraph" style:parent-style-name="Text_20_body" style:list-style-name="L1">
      <style:text-properties officeooo:rsid="0068d9ee" officeooo:paragraph-rsid="0068d9ee"/>
    </style:style>
    <style:style style:name="P9" style:family="paragraph" style:parent-style-name="Heading_20_4">
      <style:text-properties officeooo:rsid="005c5ca8" officeooo:paragraph-rsid="005942e1"/>
    </style:style>
    <style:style style:name="T1" style:family="text">
      <style:text-properties officeooo:rsid="005b80cc"/>
    </style:style>
    <style:style style:name="T2" style:family="text">
      <style:text-properties officeooo:rsid="005f1d1b"/>
    </style:style>
    <style:style style:name="T3" style:family="text">
      <style:text-properties officeooo:rsid="0060af9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64ee7f"/>
    </style:style>
    <style:style style:name="T6" style:family="text">
      <style:text-properties officeooo:rsid="0066cfdb"/>
    </style:style>
    <style:style style:name="T7" style:family="text">
      <style:text-properties officeooo:rsid="00679fa9"/>
    </style:style>
    <style:style style:name="T8" style:family="text">
      <style:text-properties officeooo:rsid="0068d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6</text:span> : <text:span text:style-name="T2">Mise en Production</text:span></text:h>
      <text:p text:style-name="Standard"/>
      <text:p text:style-name="Text_20_body"/>
      <text:h text:style-name="Heading_20_4" text:outline-level="4">6.1 Actuator</text:h>
      <text:p text:style-name="P1"><text:span text:style-name="T3">A</text:span>jouter la dépendance vers <text:span text:style-name="T4">Actuator</text:span>, </text:p>
      <text:p text:style-name="P2">Visualiser les endpoints par défaut </text:p>
      <text:p text:style-name="P2">Configurer l’application afin que tous les endpoints soient activés <text:span text:style-name="T8">et accessible</text:span></text:p>
      <text:p text:style-name="P6">Visualiser les endpoints</text:p>
      <text:p text:style-name="P7">Mettre en place un profil de production :</text:p>
      <text:list xml:id="list2161608544" text:style-name="L1">
        <text:list-item>
          <text:p text:style-name="P8">Utilisation base Postgres</text:p>
        </text:list-item>
        <text:list-item>
          <text:p text:style-name="P8">Choix pour le profil de sécurité</text:p>
        </text:list-item>
        <text:list-item>
          <text:p text:style-name="P8">Désactivation de swagger-ui</text:p>
          <text:p text:style-name="P8"/>
        </text:list-item>
      </text:list>
      <text:p text:style-name="P1"/>
      <text:h text:style-name="Heading_20_4" text:outline-level="4">6.2 Artefact <text:span text:style-name="T6">pour la production</text:span></text:h>
      <text:p text:style-name="P3">Modifier le build afin que les informations de build soient ajoutées </text:p>
      <text:p text:style-name="P3">Configurer <text:span text:style-name="T7">le build </text:span>afin que l’artefact généré soit exécutable et <text:span text:style-name="T7">ait </text:span>le nom du projet</text:p>
      <text:p text:style-name="P3">Démarrer l’application et <text:span text:style-name="T7">accéder</text:span> aux endpoints d’actuator</text:p>
      <text:p text:style-name="P1"/>
      <text:p text:style-name="P1"><text:span text:style-name="T3">Optionnellement</text:span>, <text:span text:style-name="T5">construire </text:span>une image Docker</text:p>
      <text:p text:style-name="P1"/>
      <text:p text:style-name="P4">Optionnellement, déployer chez Heroku</text:p>
      <text:h text:style-name="P9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1-22T13:46:58.350161205</dc:date>
    <meta:editing-duration>PT9H28M45S</meta:editing-duration>
    <meta:editing-cycles>8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2" meta:character-count="668" meta:non-whitespace-character-count="583"/>
  </office:meta>
</office:document-meta>
</file>